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db8" officeooo:paragraph-rsid="001c9db8"/>
    </style:style>
    <style:style style:name="P2" style:family="paragraph" style:parent-style-name="Standard">
      <style:text-properties officeooo:rsid="001e1da2" officeooo:paragraph-rsid="001e1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e entreprise de 1000 personnes avec un CA de 200 M€ travaille dans la métallurgie. Le budget informatique est évalué à 1,4% du CA. Le système interne est composé d'un VAX (VACS ? ) VMS de 35 ans d'âge avec deux personnes dédiées. Ce système coûte 450K€ de maintenance et 280K€ de TMA et compte 250 utilisateurs. On estime une augmentation de 5% par an pour la maintenance et une augmentation de 10%/an pour la TMA. </text:p>
      <text:p text:style-name="P2"/>
      <text:p text:style-name="P2">Le projet de la société est de changer ce système par un ERP appelé MANUSOFT. Le coût licence sera de 2000€/utilisateur avec 20% de maintenance/an sauf la première année. Le système est basé sur une base ORACLE à payer en plus : 20K€/OS/CPU. Dans notre calcul on prendra en compte 50 utilisateurs/CPU. Nous avons une enveloppe de personnalisation pour la personnalisation ,250 000 pour le paramétrage, 125K€ pour la repirse des données. Trois environnements : dev, test et prod. </text:p>
      <text:p text:style-name="P2">Le prix de licence de l'environnement de dev correspond à 50% du prix list. Environnemnts dev et test n'auront que 50 utilisateurs. </text:p>
      <text:p text:style-name="P2"/>
      <text:p text:style-name="P2">Voici les tarfis : junior : 500/jour; 1000/jour pour senior et chef de projet, 1500/jour pour expert.</text:p>
      <text:p text:style-name="P2"/>
      <text:p text:style-name="P2">Calculer le budget sur trois ans et voir si il y a un ROI par rapport à si on ne fait r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1:06:25.428431754</meta:creation-date>
    <meta:generator>LibreOffice/5.1.6.2$Linux_X86_64 LibreOffice_project/10m0$Build-2</meta:generator>
    <dc:date>2018-06-15T12:15:06.276647546</dc:date>
    <meta:editing-duration>PT24M8S</meta:editing-duration>
    <meta:editing-cycles>1</meta:editing-cycles>
    <meta:document-statistic meta:table-count="0" meta:image-count="0" meta:object-count="0" meta:page-count="1" meta:paragraph-count="5" meta:word-count="216" meta:character-count="1220" meta:non-whitespace-character-count="1006"/>
  </office:meta>
</office:document-meta>
</file>